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2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ff" draw:fill-color="#f0f8ff" draw:textarea-horizontal-align="justify" draw:textarea-vertical-align="top" draw:auto-grow-height="false" fo:min-height="3.976cm" fo:min-width="5.981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0f8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style-name="gr1" draw:text-style-name="P2" draw:layer="layout" svg:width="8cm" svg:height="8cm" draw:transform="rotate (0.523598775598299) translate (3.536cm 8.536cm)">
          <text:p text:style-name="P1">a b c d e f g h i j k l m n o p q r s t u v w</text:p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2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5f5dc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5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6.7999992370605pt" fo:letter-spacing="normal" fo:font-style="normal" style:text-underline-style="none" fo:font-weight="normal" style:font-size-asian="16.7999992370605pt" style:font-style-asian="normal" style:font-weight-asian="normal" style:font-size-complex="16.7999992370605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5.1000003814697pt" fo:letter-spacing="normal" fo:font-style="normal" style:text-underline-style="none" fo:font-weight="normal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5.1000003814697pt" fo:letter-spacing="normal" fo:font-style="normal" style:text-underline-style="none" fo:font-weight="normal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solid" draw:fill-color="#f5f5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Blank" style:page-layout-name="PM1" draw:style-name="Mdp1">
      <draw:frame presentation:style-name="Blank-title" draw:layer="backgroundobjects" svg:width="21.599cm" svg:height="2.671cm" svg:x="1.2cm" svg:y="0.638cm" presentation:class="title" presentation:placeholder="true">
        <draw:text-box/>
      </draw:frame>
      <draw:frame presentation:style-name="Blank-outline1" draw:layer="backgroundobjects" svg:width="21.599cm" svg:height="9.279cm" svg:x="1.2cm" svg:y="3.744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EmptyFromPP</dc:title>
    <meta:editing-cycles>3</meta:editing-cycles>
    <meta:creation-date>2019-10-29T15:26:31.254000000</meta:creation-date>
    <meta:editing-duration>PT5M4S</meta:editing-duration>
    <meta:generator>daily64_2019-10-23/6.4.0.0.alpha1$Windows_X86_64 LibreOffice_project/7c6226bee72805db7f0e567ca9f06c786a7d0da2</meta:generator>
    <meta:initial-creator>Regina Henschel</meta:initial-creator>
    <dc:date>2019-10-29T15:33:33.022000000</dc:date>
    <dc:creator>Regina Henschel</dc:creator>
    <meta:document-statistic meta:object-count="2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